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Musical Solid State Tesla Coils</text:p>
          </table:table-cell>
        </table:table-row>
        <table:table-row>
          <table:table-cell table:style-name="Table1.A1" office:value-type="string">
            <text:p text:style-name="P4">Laurie Kirkcaldy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54:32.44</dc:date>
    <dc:creator>Benjamin Blundell</dc:creator>
    <meta:editing-duration>P1DT1H30M35S</meta:editing-duration>
    <meta:editing-cycles>15</meta:editing-cycles>
    <meta:generator>OpenOffice/4.1.4$Win32 OpenOffice.org_project/414m5$Build-9788</meta:generator>
    <meta:document-statistic meta:table-count="1" meta:image-count="2" meta:object-count="0" meta:page-count="1" meta:paragraph-count="2" meta:word-count="7" meta:character-count="47"/>
  </office:meta>
</office:document-meta>
</file>